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e3a24" officeooo:paragraph-rsid="001e3a24"/>
    </style:style>
    <style:style style:name="P2" style:family="paragraph" style:parent-style-name="Header">
      <style:text-properties officeooo:rsid="001ebcba" officeooo:paragraph-rsid="001ebcba"/>
    </style:style>
    <style:style style:name="P3" style:family="paragraph" style:parent-style-name="Text_20_body">
      <style:text-properties officeooo:rsid="001e3a24" officeooo:paragraph-rsid="001e3a24"/>
    </style:style>
    <style:style style:name="T1" style:family="text">
      <style:text-properties officeooo:rsid="001e3a24"/>
    </style:style>
    <style:style style:name="T2" style:family="text">
      <style:text-properties officeooo:rsid="001ebcb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apport</text:p>
      <text:h text:style-name="Heading_20_1" text:outline-level="1">Fonctionnement <text:span text:style-name="T1">(structure et algorithmes).</text:span></text:h>
      <text:p text:style-name="Text_20_body">Le dictionnaire complet et le dictionnaire <text:span text:style-name="T1">de prédiction</text:span> (mots_courants.txt) sont chargés dans une table de hachage.</text:p>
      <text:p text:style-name="Text_20_body">À chaque mot est associé une variable fréquence frq.</text:p>
      <text:p text:style-name="Text_20_body">À chaque fois qu’on essaie d’ajouter un mot dans la table, on regarde s’il n’est pas déjà dedans. S’il ne l’est pas, on l’ajoute avec une fréquence de 1. Sinon on incrémente cette fréquence.</text:p>
      <text:p text:style-name="Text_20_body">Les mots qui ne sont pas dans le dictionnaire local ont donc une fréquence de 1. Ceux qui le sont ont une fréquence d’au moins 2 (On peut alors les différencier comme ça).</text:p>
      <text:p text:style-name="Text_20_body">Lorsque l’on tape des lettres dans la barre de recherche, que l’on associe sous forme de préfixe, on regarde s’il y a des mots avec ce même préfixe (avec un strcomp sur le début du mot) dans la table en la parcourant entièrement: Ce sont des suggestions. On ne garde que 3 suggestions, qui sont celles avec les plus grandes fréquences.</text:p>
      <text:p text:style-name="Text_20_body">Si on clique sur une suggestion, on augmente sa fréquence et on le rajoute à la fin du dictionnaire local, pour augmenter sa fréquence lorsque l’application est relancée une autre fois.</text:p>
      <text:p text:style-name="Text_20_body">De même, lorsqu’on rajoute un mot, on le place à la fin du dictionnaire local.</text:p>
      <text:p text:style-name="P1">Si on supprime un mot, le dictionnaire de prédiction est recopié en omettant le mot supprimé.</text:p>
      <text:p text:style-name="P1">Si on modifie un mot, on le supprime et on le rajoute autant de fois qu’il a de fréquence.</text:p>
      <text:p text:style-name="P1"/>
      <text:p text:style-name="P1">L’interface graphique est faite grâce à la bibliothèque GTK. Elle a été écrite ici entièrement en C. A chaque « événement », une boucle se réitère, ce qui permet de facilement intégrer le code.</text:p>
      <text:h text:style-name="Heading_20_1" text:outline-level="1">Limitations</text:h>
      <text:p text:style-name="P1">L’algorithme est très rapide à cette échelle, mais calculer la table de hachage à chaque démarrage. Nous aurions pu écrire la table de hachage dans un fichier, et l’utiliser comme dictionnaire de prédiction, au lieu de réutiliser le dictionnaire fourni.</text:p>
      <text:p text:style-name="P1">Utiliser la bibliothèque GTK a aussi posé quelques problèmes, surtout dû au fait que c’était notre première utilisation de celle-ci. Mais je (Lucien) étais fortement intéressé à apprendre à l’utiliser, alors j’ai cherché dans la documentation et dans le plus d’exemples possibl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ebcba" officeooo:paragraph-rsid="001ebcb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ucien GHEERBRANT</text:p>
        <text:p text:style-name="MP1">Assma ELKHAIR</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5T17:58:34.391349480</meta:creation-date>
    <dc:date>2023-04-15T18:17:07.740711101</dc:date>
    <meta:editing-duration>PT15M18S</meta:editing-duration>
    <meta:editing-cycles>3</meta:editing-cycles>
    <meta:generator>LibreOffice/7.5.2.2$Linux_X86_64 LibreOffice_project/53bb9681a964705cf672590721dbc85eb4d0c3a2</meta:generator>
    <meta:document-statistic meta:table-count="0" meta:image-count="0" meta:object-count="0" meta:page-count="1" meta:paragraph-count="17" meta:word-count="360" meta:character-count="2126" meta:non-whitespace-character-count="1783"/>
  </office:meta>
</office:document-meta>
</file>